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51da"/>
    </style:style>
    <style:style style:name="P3" style:family="paragraph" style:parent-style-name="Standard">
      <style:text-properties officeooo:paragraph-rsid="002151da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officeooo:paragraph-rsid="002151da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e4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nção do Céu</text:span><text:tab/>Anderson Freire [ 1 ]</text:p>
      <text:p text:style-name="Standard"/>
      <text:p text:style-name="P1">Existe uma canção em cada um de nós</text:p>
      <text:p text:style-name="P1">Foi Deus quem escreveu</text:p>
      <text:p text:style-name="P1">Pra Ele Mesmo ouvir</text:p>
      <text:p text:style-name="P1">O inimigo quer tirar ela de mim</text:p>
      <text:p text:style-name="P1">Mas serei fiel até o fim</text:p>
      <text:p text:style-name="P1"/>
      <text:p text:style-name="P1">Integrante sou do coral celestial</text:p>
      <text:p text:style-name="P1">O meu Maestro disse que eu sou especial</text:p>
      <text:p text:style-name="P1">Não vivo mais eu</text:p>
      <text:p text:style-name="P1">Quem vive em mim é Ele</text:p>
      <text:p text:style-name="P1">Estou ensaiando pra cantar no Céu pra Ele</text:p>
      <text:p text:style-name="P1"/>
      <text:p text:style-name="P1">No coral eu quero cantar</text:p>
      <text:p text:style-name="P1">Declarar que Ele é Santo, Santo</text:p>
      <text:p text:style-name="P1">Infinitamente adorar</text:p>
      <text:p text:style-name="P1">Dizendo que Jesus é Santo, Santo</text:p>
      <text:p text:style-name="P1">A composição do Céu</text:p>
      <text:p text:style-name="P1">Vai cantar quem for fiel</text:p>
      <text:p text:style-name="P1">O hino da vitória será o meu troféu</text:p>
      <text:p text:style-name="P1"/>
      <text:p text:style-name="P1">No coral eu quero cantar</text:p>
      <text:p text:style-name="P1">Declarar que Ele é Santo, Santo</text:p>
      <text:p text:style-name="P1">Infinitamente adorar</text:p>
      <text:p text:style-name="P1">Dizendo que Jesus é Santo, Santo</text:p>
      <text:p text:style-name="P1">A composição do Céu</text:p>
      <text:p text:style-name="P1">Vai cantar quem for fiel</text:p>
      <text:p text:style-name="P1">Vou erguer o meu troféu</text:p>
      <text:p text:style-name="P1"/>
      <text:p text:style-name="P1">Adorado, Exaltado, Poderoso</text:p>
      <text:p text:style-name="P1">Magnificado,Jesus Cristo, Glorioso</text:p>
      <text:p text:style-name="P1">No grande dia esperado vou louvar</text:p>
      <text:p text:style-name="P1">Santo é o Senhor</text:p>
      <text:p text:style-name="P1"/>
      <text:p text:style-name="P1">Adorado, Exaltado, Poderoso</text:p>
      <text:p text:style-name="P1">Magnificado,Jesus Cristo, Glorioso</text:p>
      <text:p text:style-name="P1">No grande dia esperado vou louvar</text:p>
      <text:p text:style-name="P1">Santo, <text:span text:style-name="T2">Santo</text:span> é o Senhor</text:p>
      <text:p text:style-name="P2"><text:span text:style-name="T1">Canção do Céu</text:span><text:tab/>Anderson Freire [ 1 ]</text:p>
      <text:p text:style-name="P3"/>
      <text:p text:style-name="P2">Existe uma canção em cada um de nós</text:p>
      <text:p text:style-name="P2">Foi Deus quem escreveu</text:p>
      <text:p text:style-name="P2">Pra Ele Mesmo ouvir</text:p>
      <text:p text:style-name="P2">O inimigo quer tirar ela de mim</text:p>
      <text:p text:style-name="P2">Mas serei fiel até o fim</text:p>
      <text:p text:style-name="P2"/>
      <text:p text:style-name="P2">Integrante sou do coral celestial</text:p>
      <text:p text:style-name="P2">O meu Maestro disse que eu sou especial</text:p>
      <text:p text:style-name="P2">Não vivo mais eu</text:p>
      <text:p text:style-name="P2">Quem vive em mim é Ele</text:p>
      <text:p text:style-name="P2">Estou ensaiando pra cantar no Céu pra Ele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O hino da vitória será o meu troféu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Vou erguer o meu troféu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2">Santo é o Senhor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2">Santo, <text:span text:style-name="T2">Santo</text:span> é o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0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7:41.379808082</dc:date>
    <meta:editing-cycles>10</meta:editing-cycles>
    <meta:editing-duration>PT14M46S</meta:editing-duration>
    <meta:generator>LibreOffice/4.4.6.3$Linux_X86_64 LibreOffice_project/40m0$Build-3</meta:generator>
    <meta:document-statistic meta:table-count="0" meta:image-count="0" meta:object-count="0" meta:page-count="1" meta:paragraph-count="66" meta:word-count="340" meta:character-count="1804" meta:non-whitespace-character-count="1530"/>
  </office:meta>
</office:document-meta>
</file>